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Nova" svg:font-family="&quot;Arial Nova&quot;"/>
    <style:font-face style:name="Daytona Condensed" svg:font-family="&quot;Daytona Condensed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Daytona Condensed" style:font-name-asian="Daytona Condensed" style:font-name-complex="Daytona Condensed" fo:font-size="18pt" style:font-size-asian="18pt" style:font-size-complex="18pt"/>
    </style:style>
    <style:style style:name="ce2" style:family="table-cell" style:parent-style-name="Default" style:data-style-name="N0">
      <style:table-cell-properties style:vertical-align="middle"/>
      <style:text-properties style:font-name="Daytona Condensed" style:font-name-asian="Daytona Condensed" style:font-name-complex="Daytona Condensed"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FFFFFF" style:font-name="Daytona Condensed" style:font-name-asian="Daytona Condensed" style:font-name-complex="Daytona Condensed" fo:font-size="18pt" style:font-size-asian="18pt" style:font-size-complex="18pt"/>
    </style:style>
    <style:style style:name="ce8" style:family="table-cell" style:parent-style-name="Default" style:data-style-name="N1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595959" fo:font-size="14pt" style:font-size-asian="14pt" style:font-size-complex="14pt"/>
    </style:style>
    <style:style style:name="ce10" style:family="table-cell" style:parent-style-name="Default" style:data-style-name="N10">
      <style:table-cell-properties style:vertical-align="middle" style:repeat-content="false"/>
      <style:paragraph-properties fo:text-align="center"/>
      <style:text-properties fo:color="#595959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17D262" style:font-name="Daytona Condensed" style:font-name-asian="Daytona Condensed" style:font-name-complex="Daytona Condensed" fo:font-size="20pt" style:font-size-asian="20pt" style:font-size-complex="20pt"/>
    </style:style>
    <style:style style:name="ce12" style:family="table-cell" style:parent-style-name="Default" style:data-style-name="N0">
      <style:table-cell-properties style:vertical-align="middle" fo:background-color="#FFFFFF"/>
      <style:text-properties style:font-name="Daytona Condensed" style:font-name-asian="Daytona Condensed" style:font-name-complex="Daytona Condensed" fo:font-size="18pt" style:font-size-asian="18pt" style:font-size-complex="18pt"/>
    </style:style>
    <style:style style:name="ce13" style:family="table-cell" style:parent-style-name="Default" style:data-style-name="N0">
      <style:table-cell-properties style:vertical-align="middle" fo:background-color="#C8F2FF"/>
      <style:text-properties fo:color="#595959" style:font-name="Daytona Condensed" style:font-name-asian="Daytona Condensed" style:font-name-complex="Daytona Condensed" fo:font-size="16pt" style:font-size-asian="16pt" style:font-size-complex="16pt"/>
    </style:style>
    <style:style style:name="ce14" style:family="table-cell" style:parent-style-name="Default" style:data-style-name="N0">
      <style:table-cell-properties style:vertical-align="middle" fo:background-color="#C8F2FF" style:repeat-content="false"/>
      <style:paragraph-properties fo:text-align="start" fo:margin-left="0.353cm"/>
      <style:text-properties fo:color="#005771" style:font-name="Daytona Condensed" style:font-name-asian="Daytona Condensed" style:font-name-complex="Daytona Condensed" fo:font-size="54pt" style:font-size-asian="54pt" style:font-size-complex="54pt"/>
    </style:style>
    <style:style style:name="ce15" style:family="table-cell" style:parent-style-name="Default" style:data-style-name="N0">
      <style:table-cell-properties style:vertical-align="middle" fo:background-color="#C8F2FF"/>
      <style:text-properties fo:color="#005771" style:font-name="Daytona Condensed" style:font-name-asian="Daytona Condensed" style:font-name-complex="Daytona Condensed" fo:font-size="22pt" style:font-size-asian="22pt" style:font-size-complex="22pt"/>
    </style:style>
    <style:style style:name="ce16" style:family="table-cell" style:parent-style-name="Default" style:data-style-name="N0">
      <style:table-cell-properties style:vertical-align="middle" fo:background-color="#C8F2FF"/>
      <style:text-properties fo:color="#005771" style:font-name="Daytona Condensed" style:font-name-asian="Daytona Condensed" style:font-name-complex="Daytona Condensed"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middle" fo:background-color="#C8F2FF" style:repeat-content="false"/>
      <style:paragraph-properties fo:text-align="start" fo:margin-left="0.353cm"/>
      <style:text-properties fo:color="#005771" style:font-name="Daytona Condensed" style:font-name-asian="Daytona Condensed" style:font-name-complex="Daytona Condensed" fo:font-size="20pt" style:font-size-asian="20pt" style:font-size-complex="20pt"/>
    </style:style>
    <style:style style:name="ce18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AC4533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style:vertical-align="middle" style:repeat-content="false"/>
      <style:paragraph-properties fo:text-align="start" fo:margin-left="0.353cm"/>
      <style:text-properties fo:color="#AC4533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AC4533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595959" fo:font-size="14pt" style:font-size-asian="14pt" style:font-size-complex="14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595959" fo:font-size="14pt" style:font-size-asian="14pt" style:font-size-complex="14pt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0.370416666666667cm"/>
    </style:style>
    <style:style style:name="co5" style:family="table-column">
      <style:table-column-properties fo:break-before="auto" style:column-width="1.87854166666667cm"/>
    </style:style>
    <style:style style:name="ro1" style:family="table-row">
      <style:table-row-properties style:row-height="108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0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B$5:.$B$10])" table:base-cell-address="Budget_Planner.C16">
          <table:help-message table:display="true"/>
          <table:error-message table:display="true"/>
        </table:content-validation>
        <table:content-validation table:name="val2">
          <table:help-message table:title="Vacation Budget Planner" table:display="true">
            <text:p/>
            <text:p>This spreadsheet will help you plan your budget for your next vacation.</text:p>
            <text:p/>
            <text:p>Simply fill in:</text:p>
            <text:p>* Budget per Category, and<text:s/></text:p>
            <text:p>* Expenses Details</text:p>
          </table:help-message>
          <table:error-message table:display="true"/>
        </table:content-validation>
        <table:content-validation table:name="val3">
          <table:help-message table:display="true">
            <text:p>Enter your planned budget for each expense category.</text:p>
          </table:help-message>
          <table:error-message table:display="true"/>
        </table:content-validation>
        <table:content-validation table:name="val4">
          <table:help-message table:display="true">
            <text:p>This column auto calculates from your input in the Expenses Details table.</text:p>
          </table:help-message>
          <table:error-message table:display="true"/>
        </table:content-validation>
        <table:content-validation table:name="val5">
          <table:help-message table:display="true">
            <text:p>Enter expenses details.</text:p>
          </table:help-message>
          <table:error-message table:display="true"/>
        </table:content-validation>
        <table:content-validation table:name="val6">
          <table:help-message table:display="true">
            <text:p>Enter your planned budget for each expense category.<text:s/></text:p>
            <text:p/>
            <text:p>Enter data under Planned Budget column.</text:p>
          </table:help-message>
          <table:error-message table:display="true"/>
        </table:content-validation>
        <table:content-validation table:name="val7">
          <table:help-message table:display="true">
            <text:p>Enter expense categories under this column.</text:p>
          </table:help-message>
          <table:error-message table:display="true"/>
        </table:content-validation>
        <table:content-validation table:name="val8">
          <table:help-message table:display="true">
            <text:p>This calculates the difference between your planned budget and your expenses details per category.</text:p>
          </table:help-message>
          <table:error-message table:display="true"/>
        </table:content-validation>
      </table:content-validations>
      <table:table table:name="Budget_Planner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5"/>
        <table:table-column table:style-name="co3" table:default-cell-style-name="ce4"/>
        <table:table-column table:style-name="co4" table:default-cell-style-name="ce4"/>
        <table:table-column table:style-name="co5" table:number-columns-repeated="16376" table:default-cell-style-name="ce4"/>
        <table:table-row table:style-name="ro1">
          <table:table-cell table:content-validation-name="val2" table:style-name="ce1"/>
          <table:table-cell office:value-type="string" table:style-name="ce14">
            <text:p>Vacation budget planner</text:p>
          </table:table-cell>
          <table:table-cell table:number-columns-repeated="4" table:style-name="ce15"/>
          <table:table-cell table:style-name="ce16"/>
          <table:table-cell table:number-columns-repeated="16377" table:style-name="ce1"/>
        </table:table-row>
        <table:table-row table:style-name="ro2">
          <table:table-cell table:style-name="ce12"/>
          <table:table-cell table:number-columns-repeated="5" table:style-name="ce11"/>
          <table:table-cell table:number-columns-repeated="16378" table:style-name="ce12"/>
        </table:table-row>
        <table:table-row table:style-name="ro3">
          <table:table-cell table:style-name="ce2"/>
          <table:table-cell office:value-type="string" table:content-validation-name="val6" table:style-name="ce17">
            <text:p>BUDGET PER CATEGORY</text:p>
          </table:table-cell>
          <table:table-cell table:number-columns-repeated="3" table:style-name="ce13"/>
          <table:table-cell table:style-name="ce7">
            <draw:frame draw:z-index="1" draw:id="id0" draw:style-name="a0" draw:name="Chart 3" svg:x="0.12955in" svg:y="0in" svg:width="4.16559in" svg:height="4.19643in" style:rel-width="scale" style:rel-height="scale">
              <draw:object xlink:href="Object 1/" xlink:type="simple" xlink:show="embed" xlink:actuate="onLoad"/>
              <svg:title>Budget planner Chart</svg:title>
              <svg:desc>""</svg:desc>
            </draw:frame>
          </table:table-cell>
          <table:table-cell table:number-columns-repeated="16378" table:style-name="ce2"/>
        </table:table-row>
        <table:table-row table:style-name="ro4">
          <table:table-cell table:style-name="ce3"/>
          <table:table-cell office:value-type="string" table:content-validation-name="val7" table:style-name="ce19">
            <text:p>Categories</text:p>
          </table:table-cell>
          <table:table-cell office:value-type="string" table:content-validation-name="val3" table:style-name="ce18">
            <text:p>Planned budget</text:p>
          </table:table-cell>
          <table:table-cell office:value-type="string" table:content-validation-name="val4" table:style-name="ce18">
            <text:p>Budget in detail</text:p>
          </table:table-cell>
          <table:table-cell office:value-type="string" table:content-validation-name="val8" table:style-name="ce18">
            <text:p>Available / (Over)</text:p>
          </table:table-cell>
          <table:table-cell table:style-name="ce5"/>
          <table:table-cell table:number-columns-repeated="16378" table:style-name="ce3"/>
        </table:table-row>
        <table:table-row table:style-name="ro5">
          <table:table-cell/>
          <table:table-cell office:value-type="string" table:style-name="ce9">
            <text:p>Transportation</text:p>
          </table:table-cell>
          <table:table-cell office:value-type="currency" office:value="750" table:style-name="ce10">
            <text:p>$750<text:s/></text:p>
          </table:table-cell>
          <table:table-cell office:value-type="currency" office:value="720" table:formula="of:=SUMIF([Budget_Planner.$C$16:.$C$21];[Budget_Planner.$B5];[Budget_Planner.$F$16:.$F$21])" table:style-name="ce10">
            <text:p>$720<text:s/></text:p>
          </table:table-cell>
          <table:table-cell office:value-type="currency" office:value="30" table:formula="of:=IFERROR([Budget_Planner.$C5]-[Budget_Planner.$D5];&quot;&quot;)" table:style-name="ce10">
            <text:p>$3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Lodging</text:p>
          </table:table-cell>
          <table:table-cell office:value-type="currency" office:value="250" table:style-name="ce10">
            <text:p>$250<text:s/></text:p>
          </table:table-cell>
          <table:table-cell office:value-type="currency" office:value="300" table:formula="of:=SUMIF([Budget_Planner.$C$16:.$C$21];[Budget_Planner.$B6];[Budget_Planner.$F$16:.$F$21])" table:style-name="ce10">
            <text:p>$300<text:s/></text:p>
          </table:table-cell>
          <table:table-cell office:value-type="currency" office:value="-50" table:formula="of:=IFERROR([Budget_Planner.$C6]-[Budget_Planner.$D6];&quot;&quot;)" table:style-name="ce10">
            <text:p>($50)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Food</text:p>
          </table:table-cell>
          <table:table-cell office:value-type="currency" office:value="100" table:style-name="ce10">
            <text:p>$100<text:s/></text:p>
          </table:table-cell>
          <table:table-cell office:value-type="currency" office:value="80" table:formula="of:=SUMIF([Budget_Planner.$C$16:.$C$21];[Budget_Planner.$B7];[Budget_Planner.$F$16:.$F$21])" table:style-name="ce10">
            <text:p>$80<text:s/></text:p>
          </table:table-cell>
          <table:table-cell office:value-type="currency" office:value="20" table:formula="of:=IFERROR([Budget_Planner.$C7]-[Budget_Planner.$D7];&quot;&quot;)" table:style-name="ce10">
            <text:p>$2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Activities</text:p>
          </table:table-cell>
          <table:table-cell office:value-type="currency" office:value="500" table:style-name="ce10">
            <text:p>$500<text:s/></text:p>
          </table:table-cell>
          <table:table-cell office:value-type="currency" office:value="500" table:formula="of:=SUMIF([Budget_Planner.$C$16:.$C$21];[Budget_Planner.$B8];[Budget_Planner.$F$16:.$F$21])" table:style-name="ce10">
            <text:p>$500<text:s/></text:p>
          </table:table-cell>
          <table:table-cell office:value-type="currency" office:value="0" table:formula="of:=IFERROR([Budget_Planner.$C8]-[Budget_Planner.$D8];&quot;&quot;)" table:style-name="ce10">
            <text:p>$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Souvenirs</text:p>
          </table:table-cell>
          <table:table-cell office:value-type="currency" office:value="50" table:style-name="ce10">
            <text:p>$50<text:s/></text:p>
          </table:table-cell>
          <table:table-cell office:value-type="currency" office:value="0" table:formula="of:=SUMIF([Budget_Planner.$C$16:.$C$21];[Budget_Planner.$B9];[Budget_Planner.$F$16:.$F$21])" table:style-name="ce10">
            <text:p>$0<text:s/></text:p>
          </table:table-cell>
          <table:table-cell office:value-type="currency" office:value="50" table:formula="of:=IFERROR([Budget_Planner.$C9]-[Budget_Planner.$D9];&quot;&quot;)" table:style-name="ce10">
            <text:p>$5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Others</text:p>
          </table:table-cell>
          <table:table-cell office:value-type="currency" office:value="50" table:style-name="ce10">
            <text:p>$50<text:s/></text:p>
          </table:table-cell>
          <table:table-cell office:value-type="currency" office:value="0" table:formula="of:=SUMIF([Budget_Planner.$C$16:.$C$21];[Budget_Planner.$B10];[Budget_Planner.$F$16:.$F$21])" table:style-name="ce10">
            <text:p>$0<text:s/></text:p>
          </table:table-cell>
          <table:table-cell office:value-type="currency" office:value="50" table:formula="of:=IFERROR([Budget_Planner.$C10]-[Budget_Planner.$D10];&quot;&quot;)" table:style-name="ce10">
            <text:p>$5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Contingency fund</text:p>
          </table:table-cell>
          <table:table-cell office:value-type="currency" office:value="200" table:style-name="ce10">
            <text:p>$200<text:s/></text:p>
          </table:table-cell>
          <table:table-cell office:value-type="currency" office:value="0" table:formula="of:=SUMIF([Budget_Planner.$C$16:.$C$21];[Budget_Planner.$B11];[Budget_Planner.$F$16:.$F$21])" table:style-name="ce10">
            <text:p>$0<text:s/></text:p>
          </table:table-cell>
          <table:table-cell office:value-type="currency" office:value="200" table:formula="of:=IFERROR([Budget_Planner.$C11]-[Budget_Planner.$D11];&quot;&quot;)" table:style-name="ce10">
            <text:p>$200<text:s/></text:p>
          </table:table-cell>
          <table:table-cell table:style-name="ce5"/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Total Budget</text:p>
          </table:table-cell>
          <table:table-cell office:value-type="currency" office:value="1900" table:formula="of:=SUBTOTAL(109;[Budget_Planner.$C$5:.$C$11])" table:style-name="ce10">
            <text:p>$1,900<text:s/></text:p>
          </table:table-cell>
          <table:table-cell office:value-type="currency" office:value="1600" table:formula="of:=SUBTOTAL(109;[Budget_Planner.$D$5:.$D$11])" table:style-name="ce10">
            <text:p>$1,600<text:s/></text:p>
          </table:table-cell>
          <table:table-cell office:value-type="currency" office:value="300" table:formula="of:=SUBTOTAL(109;[Budget_Planner.$E$5:.$E$11])" table:style-name="ce10">
            <text:p>$300<text:s/></text:p>
          </table:table-cell>
          <table:table-cell table:style-name="ce5"/>
          <table:table-cell table:number-columns-repeated="16378" table:style-name="ce4"/>
        </table:table-row>
        <table:table-row table:style-name="ro4">
          <table:table-cell/>
          <table:table-cell table:style-name="ce6"/>
          <table:table-cell table:number-columns-repeated="3" table:style-name="ce8"/>
          <table:table-cell table:style-name="ce5"/>
          <table:table-cell table:number-columns-repeated="16378" table:style-name="ce4"/>
        </table:table-row>
        <table:table-row table:style-name="ro6">
          <table:table-cell table:style-name="ce2"/>
          <table:table-cell office:value-type="string" table:content-validation-name="val5" table:style-name="ce17">
            <text:p>EXPENSE DETAILS</text:p>
          </table:table-cell>
          <table:table-cell table:number-columns-repeated="4" table:style-name="ce13"/>
          <table:table-cell table:number-columns-repeated="16378" table:style-name="ce2"/>
        </table:table-row>
        <table:table-row table:style-name="ro4">
          <table:table-cell table:style-name="ce3"/>
          <table:table-cell office:value-type="string" table:style-name="ce20">
            <text:p>Description</text:p>
          </table:table-cell>
          <table:table-cell office:value-type="string" table:style-name="ce18">
            <text:p>Category</text:p>
          </table:table-cell>
          <table:table-cell office:value-type="string" table:style-name="ce18">
            <text:p>Quantity</text:p>
          </table:table-cell>
          <table:table-cell office:value-type="string" table:style-name="ce18">
            <text:p>Unit cost</text:p>
          </table:table-cell>
          <table:table-cell office:value-type="string" table:style-name="ce18">
            <text:p>Amount</text:p>
          </table:table-cell>
          <table:table-cell table:number-columns-repeated="16378" table:style-name="ce3"/>
        </table:table-row>
        <table:table-row table:style-name="ro5">
          <table:table-cell/>
          <table:table-cell office:value-type="string" table:style-name="ce9">
            <text:p>Airfare</text:p>
          </table:table-cell>
          <table:table-cell office:value-type="string" table:content-validation-name="val1" table:style-name="ce21">
            <text:p>Transportation</text:p>
          </table:table-cell>
          <table:table-cell office:value-type="float" office:value="2" table:style-name="ce22">
            <text:p>2</text:p>
          </table:table-cell>
          <table:table-cell office:value-type="currency" office:value="300" table:style-name="ce21">
            <text:p>$300</text:p>
          </table:table-cell>
          <table:table-cell office:value-type="currency" office:value="600" table:formula="of:=IFERROR([Budget_Planner.$D16]*[Budget_Planner.$E16];&quot;&quot;)" table:style-name="ce21">
            <text:p>$600</text:p>
          </table:table-cell>
          <table:table-cell table:number-columns-repeated="16378" table:style-name="ce4"/>
        </table:table-row>
        <table:table-row table:style-name="ro5">
          <table:table-cell/>
          <table:table-cell office:value-type="string" table:style-name="ce9">
            <text:p>Bus &amp; taxi, 2 days</text:p>
          </table:table-cell>
          <table:table-cell office:value-type="string" table:content-validation-name="val1" table:style-name="ce21">
            <text:p>Transportation</text:p>
          </table:table-cell>
          <table:table-cell office:value-type="float" office:value="4" table:style-name="ce22">
            <text:p>4</text:p>
          </table:table-cell>
          <table:table-cell office:value-type="currency" office:value="30" table:style-name="ce21">
            <text:p>$30</text:p>
          </table:table-cell>
          <table:table-cell office:value-type="currency" office:value="120" table:formula="of:=IFERROR([Budget_Planner.$D17]*[Budget_Planner.$E17];&quot;&quot;)" table:style-name="ce21">
            <text:p>$120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9">
            <text:p>Hotel, 2 nights</text:p>
          </table:table-cell>
          <table:table-cell office:value-type="string" table:content-validation-name="val1" table:style-name="ce21">
            <text:p>Lodging</text:p>
          </table:table-cell>
          <table:table-cell office:value-type="float" office:value="2" table:style-name="ce22">
            <text:p>2</text:p>
          </table:table-cell>
          <table:table-cell office:value-type="currency" office:value="150" table:style-name="ce21">
            <text:p>$150</text:p>
          </table:table-cell>
          <table:table-cell office:value-type="currency" office:value="300" table:formula="of:=IFERROR([Budget_Planner.$D18]*[Budget_Planner.$E18];&quot;&quot;)" table:style-name="ce21">
            <text:p>$300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9">
            <text:p>Food, 2 days</text:p>
          </table:table-cell>
          <table:table-cell office:value-type="string" table:content-validation-name="val1" table:style-name="ce21">
            <text:p>Food</text:p>
          </table:table-cell>
          <table:table-cell office:value-type="float" office:value="2" table:style-name="ce22">
            <text:p>2</text:p>
          </table:table-cell>
          <table:table-cell office:value-type="currency" office:value="40" table:style-name="ce21">
            <text:p>$40</text:p>
          </table:table-cell>
          <table:table-cell office:value-type="currency" office:value="80" table:formula="of:=IFERROR([Budget_Planner.$D19]*[Budget_Planner.$E19];&quot;&quot;)" table:style-name="ce21">
            <text:p>$80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9">
            <text:p>Day 1, concert tickets</text:p>
          </table:table-cell>
          <table:table-cell office:value-type="string" table:content-validation-name="val1" table:style-name="ce21">
            <text:p>Activities</text:p>
          </table:table-cell>
          <table:table-cell office:value-type="float" office:value="2" table:style-name="ce22">
            <text:p>2</text:p>
          </table:table-cell>
          <table:table-cell office:value-type="currency" office:value="250" table:style-name="ce21">
            <text:p>$250</text:p>
          </table:table-cell>
          <table:table-cell office:value-type="currency" office:value="500" table:formula="of:=IFERROR([Budget_Planner.$D20]*[Budget_Planner.$E20];&quot;&quot;)" table:style-name="ce21">
            <text:p>$500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9">
            <text:p>Type in other expense items</text:p>
          </table:table-cell>
          <table:table-cell table:content-validation-name="val1" table:style-name="ce21"/>
          <table:table-cell table:style-name="ce22"/>
          <table:table-cell table:style-name="ce21"/>
          <table:table-cell office:value-type="currency" office:value="0" table:formula="of:=IFERROR([Budget_Planner.$D21]*[Budget_Planner.$E21];&quot;&quot;)" table:style-name="ce21">
            <text:p>$0</text:p>
          </table:table-cell>
          <table:table-cell table:number-columns-repeated="16378"/>
        </table:table-row>
        <table:table-row table:number-rows-repeated="1048555" table:style-name="ro7">
          <table:table-cell table:number-columns-repeated="16384"/>
        </table:table-row>
        <table:named-expressions>
          <table:named-range table:name="Print_Area" table:cell-range-address="Budget_Planner.$B$3:Budget_Planner.$J$46" table:base-cell-address="Budget_Planner.$A$1"/>
        </table:named-expressions>
      </table:table>
      <table:database-ranges>
        <table:database-range table:target-range-address="Budget_Planner.B15:Budget_Planner.F21" table:name="Table2"/>
        <table:database-range table:target-range-address="Budget_Planner.B4:Budget_Planner.E11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Nova" svg:font-family="&quot;Arial Nova&quot;"/>
    <style:font-face style:name="Daytona Condensed" svg:font-family="&quot;Daytona Condensed&quot;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decimal-places="0" number:min-integer-digits="1" number:grouping="true"/>
      <number:text>)</number:text>
      <style:map style:condition="value()&gt;=0" style:apply-style-name="N10P0"/>
    </number:currency-style>
    <number:currency-style style:name="N36">
      <number:currency-symbol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 Nova" style:font-name-asian="Arial Nova" style:font-name-complex="Arial Nova" fo:font-size="11pt" style:font-size-asian="11pt" style:font-size-complex="11pt"/>
    </style:style>
    <style:default-style style:family="graphic">
      <style:graphic-properties draw:fill="solid" draw:fill-color="#dbfbe8" draw:opacity="100%" draw:stroke="solid" svg:stroke-width="0.01389in" svg:stroke-color="#5c6a62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17D764" style:font-name="Daytona Condensed" style:font-name-asian="Daytona Condensed" style:font-name-complex="Daytona Condensed" fo:font-size="24pt" style:font-size-asian="24pt" style:font-size-complex="24pt" style:font-family-generic="swiss"/>
    </style:style>
  </office:automatic-styles>
  <office:master-styles>
    <style:master-page style:name="mp1" style:page-layout-name="pm1">
      <style:header>
        <text:p><text:span text:style-name="T1">Vacation</text:span><text:span text:style-name="T1"> </text:span><text:span text:style-name="T1">Budget</text:span><text:span text:style-name="T1"> </text:span><text:span text:style-name="T1">Planner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08</meta:generator>
    <meta:initial-creator/>
    <dc:creator/>
    <meta:creation-date>2022-12-20T22:57:17Z</meta:creation-date>
    <dc:date>2025-01-19T01:25:38Z</dc:date>
    <meta:template xlink:href="TM16410088" xlink:type="simple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  <number:text> </number:text>
    </number:currency-style>
    <number:currency-style style:name="N10">
      <style:text-properties fo:color="#FF0000"/>
      <number:text>(</number:text>
      <number:currency-symbol>$</number:currency-symbol>
      <number:number number:decimal-places="0" number:min-decimal-places="0" number:min-integer-digits="1" number:grouping="true"/>
      <number:text>)</number:text>
      <style:map style:condition="value()&gt;=0" style:apply-style-name="N10P0"/>
    </number:currency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0">
      <style:chart-properties chart:gap-width="50" chart:overlap="-2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c8f2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be4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 Nova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 Nova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02.1428346456692pt" svg:width="299.9223622047244pt" chart:style-name="Crt0"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Budget_Planner.$D$4" chart:values-cell-range-address="Budget_Planner.$D$12" chart:class="chart:bar" chart:attached-axis="primary-y" chart:style-name="G0S0">
            <chart:data-label chart:style-name="DL00"/>
            <chart:data-point/>
          </chart:series>
          <chart:series chart:label-cell-address="Budget_Planner.$E$4" chart:values-cell-range-address="Budget_Planner.$E$12" chart:class="chart:bar" chart:attached-axis="primary-y" chart:style-name="G0S1">
            <chart:data-label chart:style-name="DL01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bfbe8" draw:opacity="100%" draw:stroke="solid" svg:stroke-width="0.01389in" svg:stroke-color="#5c6a62" svg:stroke-opacity="100%" draw:stroke-linejoin="miter" svg:stroke-linecap="butt"/>
    </style:default-style>
  </office:styles>
</office:document-styles>
</file>